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 style:list-style-name="List_20_3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5617c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55d9c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background-color="#ffff00" style:font-style-asian="normal" style:font-style-complex="normal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ff" fo:font-style="normal" fo:background-color="#ffff00" style:font-style-asian="normal" style:font-style-complex="normal"/>
    </style:style>
    <style:style style:name="T10" style:family="text">
      <style:text-properties fo:color="#ff0000" fo:font-style="normal" style:font-style-asian="normal" style:font-style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fo:font-style="normal" fo:font-weight="bold" officeooo:rsid="0015617c" style:font-style-asian="normal" style:font-weight-asian="bold" style:font-style-complex="normal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__RefHeading__120_1444616957" text:style-name="Internet_20_link" text:visited-style-name="Internet_20_link">1. </text:a>Cpp – smart pointer<text:tab/>1</text:p>
          <text:p text:style-name="P1"><text:a xlink:type="simple" xlink:href="#__RefHeading__122_1444616957" text:style-name="Internet_20_link" text:visited-style-name="Internet_20_link">1.1. </text:a>Ziele<text:tab/>1</text:p>
          <text:p text:style-name="P1"><text:a xlink:type="simple" xlink:href="#__RefHeading__175_1444616957" text:style-name="Internet_20_link" text:visited-style-name="Internet_20_link">1.2. </text:a>Die Template-Klasse auto_ptr aus der STL (veraltet) <text:tab/>1</text:p>
          <text:p text:style-name="P2"><text:a xlink:type="simple" xlink:href="#__RefHeading__2333_1803378384" text:style-name="Internet_20_link" text:visited-style-name="Internet_20_link">1.2.1. </text:a>Beispiel: demo-auto_ptr.cpp<text:tab/>2</text:p>
          <text:p text:style-name="P1"><text:a xlink:type="simple" xlink:href="#__RefHeading__177_1444616957" text:style-name="Internet_20_link" text:visited-style-name="Internet_20_link">1.3. </text:a>shared_ptr: Referenzzähler als Problemlöser <text:tab/>4</text:p>
          <text:p text:style-name="P2"><text:a xlink:type="simple" xlink:href="#__RefHeading__2335_1803378384" text:style-name="Internet_20_link" text:visited-style-name="Internet_20_link">1.3.1. </text:a>Beispiel: demo-shared_ptr-01.cpp<text:tab/>4</text:p>
          <text:p text:style-name="P1"><text:a xlink:type="simple" xlink:href="#__RefHeading__179_1444616957" text:style-name="Internet_20_link" text:visited-style-name="Internet_20_link">1.4. </text:a>shared_ptr Objekte kann man in STL-Containern speichern<text:tab/>6</text:p>
          <text:p text:style-name="P2"><text:a xlink:type="simple" xlink:href="#__RefHeading__2337_1803378384" text:style-name="Internet_20_link" text:visited-style-name="Internet_20_link">1.4.1. </text:a>Beispiel: <text:s/>demo-shared_ptr-02.cpp<text:tab/>6</text:p>
          <text:p text:style-name="P1"><text:a xlink:type="simple" xlink:href="#__RefHeading__1990_405604647" text:style-name="Internet_20_link" text:visited-style-name="Internet_20_link">1.5. </text:a>shared_ptr und STL-container sortieren<text:tab/>7</text:p>
          <text:p text:style-name="P2"><text:a xlink:type="simple" xlink:href="#__RefHeading__2339_1803378384" text:style-name="Internet_20_link" text:visited-style-name="Internet_20_link">1.5.1. </text:a>Beispiel: <text:s/>demo-shared_ptr-sort.cpp<text:tab/>7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20_1444616957"/>Cpp – smart pointer<text:bookmark-end text:name="__RefHeading__120_1444616957"/></text:h>
      <text:h text:style-name="Heading_20_2" text:outline-level="2"><text:bookmark-start text:name="__RefHeading__122_1444616957"/>Ziele<text:bookmark-end text:name="__RefHeading__122_1444616957"/></text:h>
      <text:list xml:id="list6095321393596774915" text:style-name="List_20_3">
        <text:list-item>
          <text:p text:style-name="P4"><text:span text:style-name="Citation"><text:span text:style-name="T1">Moderne Speicherverwaltung mit cpp</text:span></text:span></text:p>
        </text:list-item>
        <text:list-item>
          <text:p text:style-name="P4"><text:span text:style-name="Citation"><text:span text:style-name="T1">Quellen</text:span></text:span></text:p>
          <text:list>
            <text:list-item>
              <text:p text:style-name="P4"><text:a xlink:type="simple" xlink:href="http://www.heise.de/ix/artikel/Schubkraft-506826.html"><text:span text:style-name="Citation"><text:span text:style-name="T1">http://www.heise.de/ix/artikel/Schubkraft-506826.html</text:span></text:span></text:a><text:span text:style-name="Citation"><text:span text:style-name="T1"> </text:span></text:span></text:p>
            </text:list-item>
            <text:list-item>
              <text:p text:style-name="P4"><text:a xlink:type="simple" xlink:href="http://www.boost.org/"><text:span text:style-name="Citation"><text:span text:style-name="T1">www.boost.org</text:span></text:span></text:a></text:p>
            </text:list-item>
            <text:list-item>
              <text:p text:style-name="P4"><text:a xlink:type="simple" xlink:href="http://en.wikipedia.org/wiki/Smart_pointer"><text:span text:style-name="Citation"><text:span text:style-name="T1">http://en.wikipedia.org/wiki/Smart_pointer</text:span></text:span></text:a><text:span text:style-name="Citation"><text:span text:style-name="T1"> </text:span></text:span></text:p>
            </text:list-item>
          </text:list>
        </text:list-item>
      </text:list>
      <text:p text:style-name="Text_20_body"><text:span text:style-name="Citation"><text:span text:style-name="T1"/></text:span></text:p>
      <text:h text:style-name="Heading_20_2" text:outline-level="2"><text:bookmark-start text:name="__RefHeading__175_1444616957"/><text:span text:style-name="Citation"><text:span text:style-name="T1">Die Template-Klasse auto_ptr aus der STL (veraltet) </text:span></text:span><text:bookmark-end text:name="__RefHeading__175_1444616957"/></text:h>
      <text:p text:style-name="Text_20_body"><text:span text:style-name="Citation"><text:span text:style-name="T1">In C++ </text:span></text:span><text:span text:style-name="Citation"><text:span text:style-name="T3">fehlt</text:span></text:span><text:span text:style-name="Citation"><text:span text:style-name="T1"> eine </text:span></text:span><text:span text:style-name="Citation"><text:span text:style-name="T3">automatische </text:span></text:span><text:span text:style-name="Citation"><text:span text:style-name="T4">'</text:span></text:span><text:span text:style-name="Citation"><text:span text:style-name="T3">garbage collection</text:span></text:span><text:span text:style-name="Citation"><text:span text:style-name="T4">'</text:span></text:span><text:span text:style-name="Citation"><text:span text:style-name="T3">.</text:span></text:span></text:p>
      <text:p text:style-name="Text_20_body"><text:span text:style-name="Citation"><text:span text:style-name="T5">Oft <text:s/>wird vergessen, den durch new alloziierten Speicher wieder freizugeben.</text:span></text:span></text:p>
      <text:p text:style-name="Text_20_body"><text:span text:style-name="Citation"><text:span text:style-name="T5"/></text:span></text:p>
      <text:p text:style-name="code"><text:span text:style-name="Citation"><text:span text:style-name="T5">char* pName= new char [1024];</text:span></text:span></text:p>
      <text:p text:style-name="code"><text:span text:style-name="Citation"><text:span text:style-name="T5">….</text:span></text:span></text:p>
      <text:p text:style-name="code"><text:span text:style-name="Citation"><text:span text:style-name="T5">delete[] pName;</text:span></text:span></text:p>
      <text:p text:style-name="Text_20_body"><text:span text:style-name="Citation"><text:span text:style-name="T5"/></text:span></text:p>
      <text:p text:style-name="Text_20_body"><text:span text:style-name="Citation"><text:span text:style-name="T5"/></text:span></text:p>
      <text:p text:style-name="Text_20_body"><text:span text:style-name="Citation"><text:span text:style-name="T5">Um dieses Problem zu lösen, empfiehlt <text:line-break/></text:span></text:span><text:span text:style-name="Citation"><text:span text:style-name="T1">Bjarne Stroustrup das Speichermanagement an die Initialisierung (Konstruktor) und die Freigabe (Destruktor) von Objekten zu koppeln. <text:line-break/></text:span></text:span></text:p>
      <text:list xml:id="list174242284566666" text:continue-numbering="true" text:style-name="List_20_3">
        <text:list-item>
          <text:p text:style-name="P4"><text:span text:style-name="Citation"><text:span text:style-name="T1">C++ stellt hierfür von Haus aus die <text:s/></text:span></text:span><text:span text:style-name="Citation"><text:span text:style-name="T8">Template-Klasse auto_ptr</text:span></text:span><text:span text:style-name="Citation"><text:span text:style-name="T3"> </text:span></text:span><text:span text:style-name="Citation"><text:span text:style-name="T5">b</text:span></text:span><text:span text:style-name="Citation"><text:span text:style-name="T1">ereit.</text:span></text:span></text:p>
          <text:list>
            <text:list-item>
              <text:p text:style-name="P4"><text:span text:style-name="Citation"><text:span text:style-name="T1">Der Konstruktor alloziiert Speicher für einen </text:span></text:span><text:span text:style-name="Citation"><text:span text:style-name="T3">internen Zeiger-Member</text:span></text:span><text:span text:style-name="Citation"><text:span text:style-name="T1">.</text:span></text:span></text:p>
            </text:list-item>
            <text:list-item>
              <text:p text:style-name="P4"><text:span text:style-name="Citation"><text:span text:style-name="T1">Durch das Operator-Overloading von </text:span></text:span><text:span text:style-name="Citation"><text:span text:style-name="T3">operator*()</text:span></text:span><text:span text:style-name="Citation"><text:span text:style-name="T1"> und </text:span></text:span><text:span text:style-name="Citation"><text:span text:style-name="T3">operator-&gt;()</text:span></text:span><text:span text:style-name="Citation"><text:span text:style-name="T1"> kann man Objekte vom Typ auto_ptr </text:span></text:span><text:span text:style-name="Citation"><text:span text:style-name="T3">fast wie normale Pointer</text:span></text:span><text:span text:style-name="Citation"><text:span text:style-name="T1"> verwenden. </text:span></text:span></text:p>
            </text:list-item>
            <text:list-item>
              <text:p text:style-name="P4"><text:span text:style-name="Citation"><text:span text:style-name="T1">Wenn ein auto_ptr Objekt seinen Gültigkeitsbereich verlässt, wird sein </text:span></text:span><text:span text:style-name="Citation"><text:span text:style-name="T3">Destruktor</text:span></text:span><text:span text:style-name="Citation"><text:span text:style-name="T1"> den beim Konstruktor alloziierten </text:span></text:span><text:span text:style-name="Citation"><text:span text:style-name="T3">Speicher mit delete wieder freigeben</text:span></text:span><text:span text:style-name="Citation"><text:span text:style-name="T1">.</text:span></text:span></text:p>
            </text:list-item>
          </text:list>
        </text:list-item>
      </text:list>
      <text:p text:style-name="Text_20_body"><text:span text:style-name="Citation"><text:span text:style-name="T1"/></text:span></text:p>
      <text:h text:style-name="Heading_20_3" text:outline-level="3"><text:bookmark-start text:name="__RefHeading__2333_1803378384"/><text:soft-page-break/><text:span text:style-name="Citation"><text:span text:style-name="T1">Beispiel: demo-auto_ptr.cpp</text:span></text:span><text:bookmark-end text:name="__RefHeading__2333_1803378384"/></text:h>
      <text:p text:style-name="Text_20_body"><text:span text:style-name="Citation"><text:span text:style-name="T1">Sehen Sie hier ein Beispiel für die Verwendung von std::auto_ptr. </text:span></text:span></text:p>
      <text:p text:style-name="code"><text:span text:style-name="Citation"><text:span text:style-name="T1">/* </text:span></text:span></text:p>
      <text:p text:style-name="code"><text:span text:style-name="Citation"><text:span text:style-name="T1">* demo-auto_ptr.cpp </text:span></text:span></text:p>
      <text:p text:style-name="code"><text:span text:style-name="Citation"><text:span text:style-name="T1">* </text:span></text:span></text:p>
      <text:p text:style-name="code"><text:span text:style-name="Citation"><text:span text:style-name="T1">* demo für c++ auto_ptr </text:span></text:span></text:p>
      <text:p text:style-name="code"><text:span text:style-name="Citation"><text:span text:style-name="T1">*/ 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iostream&gt; </text:span></text:span></text:p>
      <text:p text:style-name="code"><text:span text:style-name="Citation"><text:span text:style-name="T7">#include &lt;memory&gt; <text:s text:c="2"/>// for std::auto_ptr </text:span></text:span></text:p>
      <text:p text:style-name="code"><text:span text:style-name="Citation"><text:span text:style-name="T1">#include &lt;cstdlib&gt; </text:span></text:span></text:p>
      <text:p text:style-name="code"><text:span text:style-name="Citation"><text:span text:style-name="T1">using namespace std; </text:span></text:span></text:p>
      <text:p text:style-name="code"><text:span text:style-name="Citation"><text:span text:style-name="T1"/></text:span></text:p>
      <text:p text:style-name="code"><text:span text:style-name="Citation"><text:span text:style-name="T1"><text:s/></text:span></text:span></text:p>
      <text:p text:style-name="code"><text:span text:style-name="Citation"><text:span text:style-name="T1">class Counter{ </text:span></text:span></text:p>
      <text:p text:style-name="code"><text:span text:style-name="Citation"><text:span text:style-name="T1"><text:tab/>private: </text:span></text:span></text:p>
      <text:p text:style-name="code"><text:span text:style-name="Citation"><text:span text:style-name="T1"><text:tab/><text:tab/>int count_; </text:span></text:span></text:p>
      <text:p text:style-name="code"><text:span text:style-name="Citation"><text:span text:style-name="T1"><text:tab/>public: </text:span></text:span></text:p>
      <text:p text:style-name="code"><text:span text:style-name="Citation"><text:span text:style-name="T1"><text:tab/><text:tab/>Counter(): count_(0){ </text:span></text:span></text:p>
      <text:p text:style-name="code"><text:span text:style-name="Citation"><text:span text:style-name="T1"><text:tab/><text:tab/><text:tab/>cout &lt;&lt; "Counter::Count() called ..."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><text:tab/> </text:span></text:span></text:p>
      <text:p text:style-name="code"><text:span text:style-name="Citation"><text:span text:style-name="T1"><text:tab/><text:tab/>~Counter(){ </text:span></text:span></text:p>
      <text:p text:style-name="code"><text:span text:style-name="Citation"><text:span text:style-name="T1"><text:tab/><text:tab/><text:tab/>cout &lt;&lt; "Counter::~Count() called ..."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Counter&amp; operator++(int i){ </text:span></text:span></text:p>
      <text:p text:style-name="code"><text:span text:style-name="Citation"><text:span text:style-name="T1"><text:tab/><text:tab/><text:tab/>count_++; </text:span></text:span></text:p>
      <text:p text:style-name="code"><text:span text:style-name="Citation"><text:span text:style-name="T1"><text:tab/><text:tab/><text:tab/>return *this;<text:tab/><text:tab/>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friend ostream&amp; operator&lt;&lt;(ostream&amp; o, const Counter&amp; c){ </text:span></text:span></text:p>
      <text:p text:style-name="code"><text:span text:style-name="Citation"><text:span text:style-name="T1"><text:tab/><text:tab/><text:tab/>o &lt;&lt; c.count_; </text:span></text:span></text:p>
      <text:p text:style-name="code"><text:span text:style-name="Citation"><text:span text:style-name="T1"><text:tab/><text:tab/><text:tab/>return o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><text:tab/><text:tab/>// .... </text:span></text:span></text:p>
      <text:p text:style-name="code"><text:span text:style-name="Citation"><text:span text:style-name="T1">};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void ohne_auto_ptr() { </text:span></text:span></text:p>
      <text:p text:style-name="code"><text:span text:style-name="Citation"><text:span text:style-name="T1"><text:tab/>cout &lt;&lt; endl; </text:span></text:span></text:p>
      <text:p text:style-name="code"><text:span text:style-name="Citation"><text:span text:style-name="T1"><text:tab/>cout &lt;&lt; "FALL 1: Counter-Objekt erzeugen </text:span></text:span><text:span text:style-name="Citation"><text:span text:style-name="T6">OHNE</text:span></text:span><text:span text:style-name="Citation"><text:span text:style-name="T1"> auto_ptr" &lt;&lt; endl; </text:span></text:span></text:p>
      <text:p text:style-name="code"><text:span text:style-name="Citation"><text:span text:style-name="T1"><text:tab/>cout &lt;&lt;"------------------------------------------------" &lt;&lt; endl; </text:span></text:span></text:p>
      <text:p text:style-name="code"><text:span text:style-name="Citation"><text:span text:style-name="T1"/></text:span></text:p>
      <text:p text:style-name="code"><text:span text:style-name="Citation"><text:span text:style-name="T7"><text:tab/>Counter* cnt = new Counter(); // heap allocated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(*cnt)++; </text:span></text:span></text:p>
      <text:p text:style-name="code"><text:span text:style-name="Citation"><text:span text:style-name="T1"><text:tab/>cout &lt;&lt; *cnt &lt;&lt; endl; </text:span></text:span></text:p>
      <text:p text:style-name="code"><text:span text:style-name="Citation"><text:span text:style-name="T1"><text:tab/> </text:span></text:span></text:p>
      <text:p text:style-name="code"><text:span text:style-name="Citation"><text:span text:style-name="T1"><text:tab/>cout &lt;&lt;"Es wurde hier vom Programmierer delete cnt vergessen!" &lt;&lt; endl; </text:span></text:span></text:p>
      <text:p text:style-name="code"><text:span text:style-name="Citation"><text:span text:style-name="T1"><text:tab/>cout &lt;&lt;"beachten Sie, dass der Destruktor v. Counter " &lt;&lt;endl; </text:span></text:span></text:p>
      <text:p text:style-name="code"><text:span text:style-name="Citation"><text:span text:style-name="T1"><text:tab/>cout &lt;&lt;"NICHT aufgerufen wird!" &lt;&lt; endl; </text:span></text:span></text:p>
      <text:p text:style-name="code"><text:span text:style-name="Citation"><text:span text:style-name="T1"><text:tab/>cout &lt;&lt;"</text:span></text:span><text:span text:style-name="Citation"><text:span text:style-name="T6">EIN SCHWERER FEHLER</text:span></text:span><text:span text:style-name="Citation"><text:span text:style-name="T1"> ..." &lt;&lt; endl; </text:span></text:span></text:p>
      <text:p text:style-name="code"><text:span text:style-name="Citation"><text:span text:style-name="T1"><text:tab/>cout &lt;&lt; endl &lt;&lt; endl; </text:span></text:span></text:p>
      <text:p text:style-name="code"><text:span text:style-name="Citation"><text:span text:style-name="T1">} </text:span></text:span></text:p>
      <text:p text:style-name="code"><text:soft-page-break/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void mit_auto_ptr() { </text:span></text:span></text:p>
      <text:p text:style-name="code"><text:span text:style-name="Citation"><text:span text:style-name="T1"><text:tab/>cout &lt;&lt; endl; </text:span></text:span></text:p>
      <text:p text:style-name="code"><text:span text:style-name="Citation"><text:span text:style-name="T1"><text:tab/>cout &lt;&lt; "FALL 2: Counter-Objekt erzeugen </text:span></text:span><text:span text:style-name="Citation"><text:span text:style-name="T6">MIT</text:span></text:span><text:span text:style-name="Citation"><text:span text:style-name="T1"> auto_ptr" &lt;&lt; endl; </text:span></text:span></text:p>
      <text:p text:style-name="code"><text:span text:style-name="Citation"><text:span text:style-name="T1"><text:tab/>cout &lt;&lt;"------------------------------------------------" &lt;&lt; endl; </text:span></text:span></text:p>
      <text:p text:style-name="code"><text:span text:style-name="Citation"><text:span text:style-name="T1"/></text:span></text:p>
      <text:p text:style-name="code"><text:span text:style-name="Citation"><text:span text:style-name="T7"><text:tab/></text:span></text:span><text:span text:style-name="Citation"><text:span text:style-name="T10">std::auto_ptr&lt;</text:span></text:span><text:span text:style-name="Citation"><text:span text:style-name="T7">Counter</text:span></text:span><text:span text:style-name="Citation"><text:span text:style-name="T10">&gt;</text:span></text:span><text:span text:style-name="Citation"><text:span text:style-name="T7"> </text:span></text:span><text:span text:style-name="Citation"><text:span text:style-name="T10">cnt(</text:span></text:span><text:span text:style-name="Citation"><text:span text:style-name="T9">new Counter()</text:span></text:span><text:span text:style-name="Citation"><text:span text:style-name="T10">);</text:span></text:span><text:span text:style-name="Citation"><text:span text:style-name="T7"> <text:line-break/></text:span></text:span></text:p>
      <text:p text:style-name="code"><text:span text:style-name="Citation"><text:span text:style-name="T1"><text:tab/>(*cnt)++; </text:span></text:span></text:p>
      <text:p text:style-name="code"><text:span text:style-name="Citation"><text:span text:style-name="T1"><text:tab/>cout &lt;&lt; *cnt &lt;&lt; endl; </text:span></text:span></text:p>
      <text:p text:style-name="code"><text:span text:style-name="Citation"><text:span text:style-name="T1"><text:tab/> </text:span></text:span></text:p>
      <text:p text:style-name="code"><text:span text:style-name="Citation"><text:span text:style-name="T1"><text:tab/>cout &lt;&lt;"Es braucht hier kein delete Counter verwendet werden!!!!" &lt;&lt; endl; </text:span></text:span></text:p>
      <text:p text:style-name="code"><text:span text:style-name="Citation"><text:span text:style-name="T1"><text:tab/>cout &lt;&lt;"beachten Sie, dass der Destruktor v. Counter " &lt;&lt;endl; </text:span></text:span></text:p>
      <text:p text:style-name="code"><text:span text:style-name="Citation"><text:span text:style-name="T1"><text:tab/>cout &lt;&lt;"AUTOMATISCH aufgerufen wird!" &lt;&lt; endl; </text:span></text:span></text:p>
      <text:p text:style-name="code"><text:span text:style-name="Citation"><text:span text:style-name="T1"><text:tab/>cout &lt;&lt;"</text:span></text:span><text:span text:style-name="Citation"><text:span text:style-name="T6">EINE TOLLE SACHE</text:span></text:span><text:span text:style-name="Citation"><text:span text:style-name="T1"> (</text:span></text:span><text:span text:style-name="Citation"><text:span text:style-name="T6">fast</text:span></text:span><text:span text:style-name="Citation"><text:span text:style-name="T1"> wie autom. garbage collection) ..."; </text:span></text:span></text:p>
      <text:p text:style-name="code"><text:span text:style-name="Citation"><text:span text:style-name="T1"><text:tab/>cout &lt;&lt; endl &lt;&lt; endl; </text:span></text:span></text:p>
      <text:p text:style-name="code"><text:span text:style-name="Citation"><text:span text:style-name="T1">} </text:span></text:span></text:p>
      <text:p text:style-name="code"><text:span text:style-name="Citation"><text:span text:style-name="T1"/></text:span></text:p>
      <text:p text:style-name="code"><text:span text:style-name="Citation"><text:span text:style-name="T1">int main(int argc, char **argv) { </text:span></text:span></text:p>
      <text:p text:style-name="code"><text:span text:style-name="Citation"><text:span text:style-name="T1"><text:tab/>ohne_auto_ptr(); </text:span></text:span></text:p>
      <text:p text:style-name="code"><text:span text:style-name="Citation"><text:span text:style-name="T1"><text:tab/>mit_auto_ptr();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endl &lt;&lt; endl;<text:tab/> </text:span></text:span></text:p>
      <text:p text:style-name="code"><text:span text:style-name="Citation"><text:span text:style-name="T1"><text:tab/>return 0; </text:span></text:span></text:p>
      <text:p text:style-name="code"><text:span text:style-name="Citation"><text:span text:style-name="T1">}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Das Programm liefert folgende Ausgabe, die zeigt, dass bei der Verwendung von </text:span></text:span></text:p>
      <text:p text:style-name="code"><text:span text:style-name="Citation"><text:span text:style-name="T10">std::auto_ptr&lt;</text:span></text:span><text:span text:style-name="Citation"><text:span text:style-name="T7">Counter</text:span></text:span><text:span text:style-name="Citation"><text:span text:style-name="T10">&gt; cnt(</text:span></text:span><text:span text:style-name="Citation"><text:span text:style-name="T7">new Counter()</text:span></text:span><text:span text:style-name="Citation"><text:span text:style-name="T10">);</text:span></text:span><text:span text:style-name="Citation"><text:span text:style-name="T7">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der Destruktor von Counter automatisch aufgerufen wird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FALL 1: Counter-Objekt erzeugen OHNE auto_ptr </text:span></text:span></text:p>
      <text:p text:style-name="code"><text:span text:style-name="Citation"><text:span text:style-name="T1">------------------------------------------------ </text:span></text:span></text:p>
      <text:p text:style-name="code"><text:span text:style-name="Citation"><text:span text:style-name="T1">Counter::Count() called ... </text:span></text:span></text:p>
      <text:p text:style-name="code"><text:span text:style-name="Citation"><text:span text:style-name="T1">1 </text:span></text:span></text:p>
      <text:p text:style-name="code"><text:span text:style-name="Citation"><text:span text:style-name="T1">Es wurde hier vom Programmierer delete cnt vergessen! </text:span></text:span></text:p>
      <text:p text:style-name="code"><text:span text:style-name="Citation"><text:span text:style-name="T1">beachten Sie, dass der Destruktor v. Counter </text:span></text:span></text:p>
      <text:p text:style-name="code"><text:span text:style-name="Citation"><text:span text:style-name="T1">NICHT aufgerufen wird! </text:span></text:span></text:p>
      <text:p text:style-name="code"><text:span text:style-name="Citation"><text:span text:style-name="T1">EIN SCHWERER FEHLER ...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FALL 2: Counter-Objekt erzeugen MIT auto_ptr </text:span></text:span></text:p>
      <text:p text:style-name="code"><text:span text:style-name="Citation"><text:span text:style-name="T1">------------------------------------------------ </text:span></text:span></text:p>
      <text:p text:style-name="code"><text:span text:style-name="Citation"><text:span text:style-name="T1">Counter::Count() called ... </text:span></text:span></text:p>
      <text:p text:style-name="code"><text:span text:style-name="Citation"><text:span text:style-name="T1">1 </text:span></text:span></text:p>
      <text:p text:style-name="code"><text:span text:style-name="Citation"><text:span text:style-name="T1">Es braucht hier kein delete Counter verwendet werden!!!! </text:span></text:span></text:p>
      <text:p text:style-name="code"><text:span text:style-name="Citation"><text:span text:style-name="T1">beachten Sie, dass der Destruktor v. Counter </text:span></text:span></text:p>
      <text:p text:style-name="code"><text:span text:style-name="Citation"><text:span text:style-name="T1">AUTOMATISCH aufgerufen wird! </text:span></text:span></text:p>
      <text:p text:style-name="code"><text:span text:style-name="Citation"><text:span text:style-name="T1">EINE TOLLE SACHE (fast wie autom. garbage collection) ... </text:span></text:span></text:p>
      <text:p text:style-name="code"><text:span text:style-name="Citation"><text:span text:style-name="T1"/></text:span></text:p>
      <text:p text:style-name="code"><text:span text:style-name="Citation"><text:span text:style-name="T1">Counter::~Count() called ... </text:span></text:span></text:p>
      <text:p text:style-name="Text_20_body"><text:span text:style-name="Citation"><text:span text:style-name="T1"/></text:span></text:p>
      <text:p text:style-name="Text_20_body"><text:soft-page-break/><text:span text:style-name="Citation"><text:span text:style-name="T1"/></text:span></text:p>
      <text:h text:style-name="Heading_20_3" text:outline-level="3"><text:span text:style-name="Citation"><text:span text:style-name="T1">Probleme mit auto_ptr</text:span></text:span></text:h>
      <text:list xml:id="list174240332321560" text:continue-numbering="true" text:style-name="List_20_3">
        <text:list-item>
          <text:p text:style-name="P4"><text:span text:style-name="Citation"><text:span text:style-name="T1">Leider weist der auto_ptr jedoch erhebliche Schwächen auf. <text:line-break/>So ist </text:span></text:span><text:span text:style-name="Citation"><text:span text:style-name="T7">undefiniert</text:span></text:span><text:span text:style-name="Citation"><text:span text:style-name="T1">, </text:span></text:span><text:span text:style-name="Citation"><text:span text:style-name="T3">was passiert, wenn zwei auto_ptr dasselbe Objekt referenzieren?<text:line-break/><text:line-break/>Dies ist insbesondere </text:span></text:span><text:span text:style-name="Citation"><text:span text:style-name="T8">bei der Verwendung von STL-Containern</text:span></text:span><text:span text:style-name="Citation"><text:span text:style-name="T3"> problematisch, da diese </text:span></text:span><text:span text:style-name="Citation"><text:span text:style-name="T8">zum Speichern von Zeigern, diese Zeiger kopieren</text:span></text:span><text:span text:style-name="Citation"><text:span text:style-name="T3">!!!</text:span></text:span></text:p>
          <text:p text:style-name="P4"><text:span text:style-name="Citation"><text:span text:style-name="T3"/></text:span></text:p>
          <text:p text:style-name="P4"><text:span text:style-name="Citation"><text:span text:style-name="T3"/></text:span></text:p>
        </text:list-item>
      </text:list>
      <text:h text:style-name="Heading_20_2" text:outline-level="2"><text:bookmark-start text:name="__RefHeading__177_1444616957"/><text:span text:style-name="Citation"><text:span text:style-name="T1">shared_ptr: Referenzzähler als Problemlöser </text:span></text:span><text:bookmark-end text:name="__RefHeading__177_1444616957"/></text:h>
      <text:p text:style-name="Text_20_body"><text:span text:style-name="Citation"><text:span text:style-name="T1">Der </text:span></text:span><text:span text:style-name="Citation"><text:span text:style-name="T3">c++11 Standard</text:span></text:span><text:span text:style-name="Citation"><text:span text:style-name="T1"> übernimmt von der Boost-library (</text:span></text:span><text:a xlink:type="simple" xlink:href="http://www.boost.org/"><text:span text:style-name="Citation"><text:span text:style-name="T1">www.boost.org</text:span></text:span></text:a><text:span text:style-name="Citation"><text:span text:style-name="T1"> ) die sogenannten </text:span></text:span><text:span text:style-name="Citation"><text:span text:style-name="T3">shared_ptr,</text:span></text:span><text:span text:style-name="Citation"><text:span text:style-name="T1"> die eine überraschend einfache Lösung verwenden.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Im Unterschied zum auto_ptr enthält diese Klasse einen </text:span></text:span><text:span text:style-name="Citation"><text:span text:style-name="T8">Referenzzähler</text:span></text:span><text:span text:style-name="Citation"><text:span text:style-name="T1"> und </text:span></text:span><text:span text:style-name="Citation"><text:span text:style-name="T3">ermöglicht</text:span></text:span><text:span text:style-name="Citation"><text:span text:style-name="T1"> es so,</text:span></text:span><text:span text:style-name="Citation"><text:span text:style-name="T3"> dass mehr als ein shared_ptr auf dasselbe Objekt zeigt</text:span></text:span><text:span text:style-name="Citation"><text:span text:style-name="T1">.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Das Kopieren des Inhalts eines shared_ptr in einen anderen ist ebenfalls möglich, ohne dass die Quelle ihre Gültigkeit verliert. </text:span></text:span></text:p>
      <text:p text:style-name="Text_20_body"><text:span text:style-name="Citation"><text:span text:style-name="T3">Beim Zerstören des letzten shared_ptr wird das referenzierte Objekt als letzte Aktion freigegeben.</text:span></text:span><text:span text:style-name="Citation"><text:span text:style-name="T1"> Dies macht den shared_ptr für eine breite Klasse von Anwendungen nutzbar. Die Verwendung ist denkbar einfach: </text:span></text:span></text:p>
      <text:p text:style-name="Text_20_body"><text:span text:style-name="Citation"><text:span text:style-name="T1"/></text:span></text:p>
      <text:h text:style-name="Heading_20_3" text:outline-level="3"><text:bookmark-start text:name="__RefHeading__2335_1803378384"/><text:span text:style-name="Citation"><text:span text:style-name="T1">Beispiel: demo-shared_ptr-01.cpp</text:span></text:span><text:bookmark-end text:name="__RefHeading__2335_1803378384"/></text:h>
      <text:p text:style-name="Text_20_body"><text:span text:style-name="Citation"><text:span text:style-name="T1">Im folgenden Beispiel gibt es </text:span></text:span></text:p>
      <text:list xml:id="list64379178997964275" text:style-name="L1">
        <text:list-item>
          <text:p text:style-name="P5"><text:span text:style-name="Citation"><text:span text:style-name="T1">2 shared_ptr, die das gleiche Objekt 'verwalten' (spMaxi und spOther) und</text:span></text:span></text:p>
        </text:list-item>
        <text:list-item>
          <text:p text:style-name="P5"><text:span text:style-name="Citation"><text:span text:style-name="T1">1 shared_ptr, der nur ein Objekt 'verwaltet' (spSusi)</text:span></text:span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>Sie werden sehen, dass</text:span></text:span></text:p>
      <text:list xml:id="list6858635874414451262" text:style-name="L2">
        <text:list-item>
          <text:p text:style-name="P6"><text:span text:style-name="Citation"><text:span text:style-name="T1">Sie auf delete nicht mehr achten müssen, sondern dass</text:span></text:span></text:p>
        </text:list-item>
        <text:list-item>
          <text:p text:style-name="P6"><text:span text:style-name="Citation"><text:span text:style-name="T1">die shared_ptr dies automatisch übernehmen. Delete wird von ihnen intern erst aufgerufen, wenn wirklich kein code mehr auf die verwalteten Objekte zugreift.</text:span></text:span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74241132950464" text:continue-list="list174240332321560" text:style-name="List_20_3">
        <text:list-item>
          <text:p text:style-name="P4"><text:span text:style-name="Citation"><text:span text:style-name="T1">Im folgenden Programm werden 3 shared_ptr verwendet, <text:line-break/>die Person* Zeiger verwalten:</text:span></text:span></text:p>
          <text:list>
            <text:list-item>
              <text:p text:style-name="P4"><text:span text:style-name="Citation"><text:span text:style-name="T3">spMaxi u. spOther</text:span></text:span><text:span text:style-name="Citation"><text:span text:style-name="T1"> verwalten den gleichen Person* Zeiger (→ der </text:span></text:span><text:span text:style-name="Citation"><text:span text:style-name="T3">Referenzzähler ist 2</text:span></text:span><text:span text:style-name="Citation"><text:span text:style-name="T1">)</text:span></text:span></text:p>
            </text:list-item>
            <text:list-item>
              <text:p text:style-name="P4"><text:span text:style-name="Citation"><text:span text:style-name="T3">spSusi</text:span></text:span><text:span text:style-name="Citation"><text:span text:style-name="T1"> verwaltet nur einen Person* Zeiger (→ der Referenzzähler ist 1)</text:span></text:span></text:p>
            </text:list-item>
          </text:list>
        </text:list-item>
      </text:list>
      <text:p text:style-name="Text_20_body"><text:span text:style-name="Citation"><text:span text:style-name="T1"/></text:span></text:p>
      <text:list xml:id="list174240280141852" text:continue-numbering="true" text:style-name="List_20_3">
        <text:list-item>
          <text:p text:style-name="P4"><text:span text:style-name="Citation"><text:span text:style-name="T1">Die Methode shared_ptr::</text:span></text:span><text:span text:style-name="Citation"><text:span text:style-name="T3">reset</text:span></text:span><text:span text:style-name="Citation"><text:span text:style-name="T1">() <text:line-break/>ruft den Destruktor des verwalteten Person*-Zeigers auf, wenn der interne Referenzzähler 1 ist.</text:span></text:span></text:p>
          <text:list>
            <text:list-item>
              <text:p text:style-name="P4"><text:span text:style-name="Citation"><text:span text:style-name="T1">d.h. Nach dem reset() von spSusi müsste der Destruktor Person::~Person() aufgerufen </text:span></text:span><text:soft-page-break/><text:span text:style-name="Citation"><text:span text:style-name="T1">werden.</text:span></text:span></text:p>
            </text:list-item>
            <text:list-item>
              <text:p text:style-name="P4"><text:span text:style-name="Citation"><text:span text:style-name="T1">d.h. Nach dem reset() von spMaxi darf der Destruktor nicht aufgerufen werden.</text:span></text:span></text:p>
            </text:list-item>
          </text:list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>Hier die Ausgabe des Programmes:</text:span></text:span></text:p>
      <text:p text:style-name="code"><text:span text:style-name="Citation"><text:span text:style-name="T1">Assigning spMaxi to spOther </text:span></text:span></text:p>
      <text:p text:style-name="code"><text:span text:style-name="Citation"><text:span text:style-name="T1">Calling printName() on spMaxi, spSusi, spOther ... </text:span></text:span></text:p>
      <text:p text:style-name="code"><text:span text:style-name="Citation"><text:span text:style-name="T1">Person: Maxi Mustermann </text:span></text:span></text:p>
      <text:p text:style-name="code"><text:span text:style-name="Citation"><text:span text:style-name="T1">Person: Susi Musterfrau </text:span></text:span></text:p>
      <text:p text:style-name="code"><text:span text:style-name="Citation"><text:span text:style-name="T1">Person: Maxi Mustermann </text:span></text:span></text:p>
      <text:p text:style-name="code"><text:span text:style-name="Citation"><text:span text:style-name="T7">Resetting shared_ptr spSusi ... </text:span></text:span></text:p>
      <text:p text:style-name="code"><text:span text:style-name="Citation"><text:span text:style-name="T10">Destructor of Person: Susi Musterfrau</text:span></text:span><text:span text:style-name="Citation"><text:span text:style-name="T7"> </text:span></text:span></text:p>
      <text:p text:style-name="code"><text:span text:style-name="Citation"><text:span text:style-name="T7">Resetting shared_ptr spMaxi ... </text:span></text:span></text:p>
      <text:p text:style-name="code"><text:span text:style-name="Citation"><text:span text:style-name="T7">Now spOther is unique while spMaxi is empty </text:span></text:span></text:p>
      <text:p text:style-name="code"><text:span text:style-name="Citation"><text:span text:style-name="T7">Leaving the program ... </text:span></text:span></text:p>
      <text:p text:style-name="code"><text:span text:style-name="Citation"><text:span text:style-name="T10">Destructor of Person: Maxi Mustermann</text:span></text:span></text:p>
      <text:p text:style-name="Text_20_body"><text:span text:style-name="Citation"><text:span text:style-name="T7"/></text:span></text:p>
      <text:p text:style-name="Text_20_body"><text:span text:style-name="Citation"><text:span text:style-name="T1">Und nun noch das Programm selbst, das Sie bitte kopieren und selbst testen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// demo-shared_ptr-01.cpp </text:span></text:span></text:p>
      <text:p text:style-name="code"><text:span text:style-name="Citation"><text:span text:style-name="T1">// </text:span></text:span></text:p>
      <text:p text:style-name="code"><text:span text:style-name="Citation"><text:span text:style-name="T1">// g++ </text:span></text:span><text:span text:style-name="Citation"><text:span text:style-name="T10">-std=c++11 </text:span></text:span><text:span text:style-name="Citation"><text:span text:style-name="T1">demo-shared_ptr-01.cpp -o demo-shared_ptr-01.exe </text:span></text:span></text:p>
      <text:p text:style-name="code"><text:span text:style-name="Citation"><text:span text:style-name="T1">// ./demo-shared_ptr-01.exe 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string&gt; </text:span></text:span></text:p>
      <text:p text:style-name="code"><text:span text:style-name="Citation"><text:span text:style-name="T7">#include &lt;memory&gt;</text:span></text:span><text:span text:style-name="Citation"><text:span text:style-name="T1"> </text:span></text:span></text:p>
      <text:p text:style-name="code"><text:span text:style-name="Citation"><text:span text:style-name="T1">#include &lt;iostream&gt; </text:span></text:span></text:p>
      <text:p text:style-name="code"><text:span text:style-name="Citation"><text:span text:style-name="T1">using namespace std; </text:span></text:span></text:p>
      <text:p text:style-name="code"><text:span text:style-name="Citation"><text:span text:style-name="T1"/></text:span></text:p>
      <text:p text:style-name="code"><text:span text:style-name="Citation"><text:span text:style-name="T1">class Person{ </text:span></text:span></text:p>
      <text:p text:style-name="code"><text:span text:style-name="Citation"><text:span text:style-name="T1"><text:tab/>public: </text:span></text:span></text:p>
      <text:p text:style-name="code"><text:span text:style-name="Citation"><text:span text:style-name="T1"><text:tab/><text:tab/>Person(const string&amp; name){ </text:span></text:span></text:p>
      <text:p text:style-name="code"><text:span text:style-name="Citation"><text:span text:style-name="T1"><text:tab/><text:tab/><text:tab/>name_ = name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~Person(){ </text:span></text:span></text:p>
      <text:p text:style-name="code"><text:span text:style-name="Citation"><text:span text:style-name="T1"><text:tab/><text:tab/><text:tab/>cout &lt;&lt; "Destructor of Person: " &lt;&lt; name_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void printName(void){ </text:span></text:span></text:p>
      <text:p text:style-name="code"><text:span text:style-name="Citation"><text:span text:style-name="T1"><text:tab/><text:tab/><text:tab/>cout &lt;&lt; "Person: " &lt;&lt; name_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private: </text:span></text:span></text:p>
      <text:p text:style-name="code"><text:span text:style-name="Citation"><text:span text:style-name="T1"><text:tab/><text:tab/>string name_; </text:span></text:span></text:p>
      <text:p text:style-name="code"><text:span text:style-name="Citation"><text:span text:style-name="T1">};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int main(int argc, char **argv){ </text:span></text:span></text:p>
      <text:p text:style-name="code"><text:span text:style-name="Citation"><text:span text:style-name="T1"><text:tab/>// shared_ptr creation </text:span></text:span></text:p>
      <text:p text:style-name="code"><text:span text:style-name="Citation"><text:span text:style-name="T10"><text:tab/>shared_ptr&lt;</text:span></text:span><text:span text:style-name="Citation"><text:span text:style-name="T7">Person</text:span></text:span><text:span text:style-name="Citation"><text:span text:style-name="T10">&gt; spMaxi(</text:span></text:span><text:span text:style-name="Citation"><text:span text:style-name="T7">new Person("Maxi Mustermann")</text:span></text:span><text:span text:style-name="Citation"><text:span text:style-name="T10">); </text:span></text:span></text:p>
      <text:p text:style-name="code"><text:span text:style-name="Citation"><text:span text:style-name="T10"><text:tab/>shared_ptr&lt;</text:span></text:span><text:span text:style-name="Citation"><text:span text:style-name="T7">Person</text:span></text:span><text:span text:style-name="Citation"><text:span text:style-name="T10">&gt; spSusi(</text:span></text:span><text:span text:style-name="Citation"><text:span text:style-name="T7">new Person("Susi Musterfrau")</text:span></text:span><text:span text:style-name="Citation"><text:span text:style-name="T10">); </text:span></text:span></text:p>
      <text:p text:style-name="code"><text:span text:style-name="Citation"><text:span text:style-name="T10"><text:tab/>shared_ptr&lt;</text:span></text:span><text:span text:style-name="Citation"><text:span text:style-name="T7">Person</text:span></text:span><text:span text:style-name="Citation"><text:span text:style-name="T10">&gt; spOther; </text:span></text:span></text:p>
      <text:p text:style-name="code"><text:span text:style-name="Citation"><text:span text:style-name="T10"/></text:span></text:p>
      <text:p text:style-name="code"><text:soft-page-break/><text:span text:style-name="Citation"><text:span text:style-name="T1"/></text:span></text:p>
      <text:p text:style-name="code"><text:span text:style-name="Citation"><text:span text:style-name="T1"><text:tab/>cout &lt;&lt; "Assi</text:span></text:span><text:span text:style-name="Citation"><text:span text:style-name="T2">gn</text:span></text:span><text:span text:style-name="Citation"><text:span text:style-name="T1"> spMaxi to spOther" &lt;&lt; endl; </text:span></text:span></text:p>
      <text:p text:style-name="code"><text:span text:style-name="Citation"><text:span text:style-name="T1"><text:tab/>// -------------------------------------------------------------------</text:span></text:span></text:p>
      <text:p text:style-name="code"><text:span text:style-name="Citation"><text:span text:style-name="T10"><text:tab/>spOther= spMaxi; </text:span></text:span></text:p>
      <text:p text:style-name="code"><text:span text:style-name="Citation"><text:span text:style-name="T10"/></text:span></text:p>
      <text:p text:style-name="code"><text:span text:style-name="Citation"><text:span text:style-name="T1"><text:tab/>cout &lt;&lt; "Calling printName() on spMaxi, spSusi, spOther ..." &lt;&lt; endl; </text:span></text:span></text:p>
      <text:p text:style-name="code"><text:span text:style-name="Citation"><text:span text:style-name="T1"><text:tab/>// -------------------------------------------------------------------</text:span></text:span></text:p>
      <text:p text:style-name="code"><text:span text:style-name="Citation"><text:span text:style-name="T1"><text:tab/></text:span></text:span><text:span text:style-name="Citation"><text:span text:style-name="T10">spMaxi</text:span></text:span><text:span text:style-name="Citation"><text:span text:style-name="T1">-&gt;printName(); <text:tab/><text:tab/>// Dereferenzierung mit -&gt; Operator </text:span></text:span></text:p>
      <text:p text:style-name="code"><text:span text:style-name="Citation"><text:span text:style-name="T1"><text:tab/>(*</text:span></text:span><text:span text:style-name="Citation"><text:span text:style-name="T10">spSusi</text:span></text:span><text:span text:style-name="Citation"><text:span text:style-name="T1">).printName(); <text:tab/><text:tab/>// Dereferenzierung * Operator </text:span></text:span></text:p>
      <text:p text:style-name="code"><text:span text:style-name="Citation"><text:span text:style-name="T1"><text:tab/>(</text:span></text:span><text:span text:style-name="Citation"><text:span text:style-name="T10">spOther</text:span></text:span><text:span text:style-name="Citation"><text:span text:style-name="T1">.get())-&gt;printName(); // Extraktion des Pointers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// demo reset(), unique() </text:span></text:span></text:p>
      <text:p text:style-name="code"><text:span text:style-name="Citation"><text:span text:style-name="T1"><text:tab/>// -------------------------------------------------------------------</text:span></text:span></text:p>
      <text:p text:style-name="code"><text:span text:style-name="Citation"><text:span text:style-name="T1"><text:tab/>cout &lt;&lt; "Resetting shared_ptr spSusi ..." &lt;&lt; endl; </text:span></text:span></text:p>
      <text:p text:style-name="code"><text:span text:style-name="Citation"><text:span text:style-name="T7"><text:tab/></text:span></text:span><text:span text:style-name="Citation"><text:span text:style-name="T10">spSusi.reset();</text:span></text:span><text:span text:style-name="Citation"><text:span text:style-name="T7">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cout &lt;&lt; "Resetting shared_ptr spMaxi ..." &lt;&lt; endl; </text:span></text:span></text:p>
      <text:p text:style-name="code"><text:span text:style-name="Citation"><text:span text:style-name="T7"><text:tab/></text:span></text:span><text:span text:style-name="Citation"><text:span text:style-name="T10">spMaxi.reset();</text:span></text:span><text:span text:style-name="Citation"><text:span text:style-name="T7">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cout &lt;&lt; "Now spOther is " &lt;&lt; (spOther.unique()? "</text:span></text:span><text:span text:style-name="Citation"><text:span text:style-name="T11">unique</text:span></text:span><text:span text:style-name="Citation"><text:span text:style-name="T1">":"a copy") </text:span></text:span></text:p>
      <text:p text:style-name="code"><text:span text:style-name="Citation"><text:span text:style-name="T1"><text:tab/>&lt;&lt; " while spMaxi is " &lt;&lt; (spMaxi? "not empty":"</text:span></text:span><text:span text:style-name="Citation"><text:span text:style-name="T11">empty</text:span></text:span><text:span text:style-name="Citation"><text:span text:style-name="T1">") &lt;&lt; endl;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"Leaving the program ..." &lt;&lt; endl; </text:span></text:span></text:p>
      <text:p text:style-name="code"/>
      <text:p text:style-name="code"><text:span text:style-name="Citation"><text:span text:style-name="T1"><text:tab/>return 0; </text:span></text:span></text:p>
      <text:p text:style-name="code"><text:span text:style-name="Citation"><text:span text:style-name="T1">}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merke"><text:span text:style-name="Citation"><text:span text:style-name="T1">Zu beachten ist ,</text:span></text:span></text:p>
      <text:p text:style-name="merke"><text:span text:style-name="Citation"><text:span text:style-name="T1">dass der </text:span></text:span><text:span text:style-name="Citation"><text:span text:style-name="T3">Programmierer an keiner Stelle selbst ein delete</text:span></text:span><text:span text:style-name="Citation"><text:span text:style-name="T1"> einsetzen muss. </text:span></text:span></text:p>
      <text:p text:style-name="merke"><text:span text:style-name="Citation"><text:span text:style-name="T1"/></text:span></text:p>
      <text:p text:style-name="merke"><text:span text:style-name="Citation"><text:span text:style-name="T3">Das Löschen der Objekte erfolgt genau zu dem Zeitpunkt, zu dem sie nicht mehr benötigt werden.</text:span></text:span></text:p>
      <text:p text:style-name="Text_20_body"><text:span text:style-name="Citation"><text:span text:style-name="T1"/></text:span></text:p>
      <text:h text:style-name="Heading_20_2" text:outline-level="2"><text:bookmark-start text:name="__RefHeading__179_1444616957"/><text:span text:style-name="Citation"><text:span text:style-name="T1">shared_ptr Objekte kann man in STL-Containern speichern</text:span></text:span><text:bookmark-end text:name="__RefHeading__179_1444616957"/></text:h>
      <text:p text:style-name="Text_20_body"><text:span text:style-name="Citation"><text:span text:style-name="T1">Das folgende Beispiel zeigt, dass shared_ptr auch in STL-</text:span></text:span><text:span text:style-name="Citation"><text:span text:style-name="T2">C</text:span></text:span><text:span text:style-name="Citation"><text:span text:style-name="T1">ontainern – wie vector – verwendet werden können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Das folgende Beispiel zeigt auch, wie </text:span></text:span></text:p>
      <text:p text:style-name="Text_20_body"><text:span text:style-name="Citation"><text:span text:style-name="T3">die Klasse Person die Verwendung von shared_ptr unterstützt, </text:span></text:span></text:p>
      <text:p text:style-name="Text_20_body"><text:span text:style-name="Citation"><text:span text:style-name="T3">indem eine </text:span></text:span><text:span text:style-name="Citation"><text:span text:style-name="T8">static Factory-Methode </text:span></text:span><text:span text:style-name="Citation"><text:span text:style-name="T12">(namens Person::PersonFactory() )<text:line-break/>(s. Design </text:span></text:span><text:span text:style-name="Citation"><text:span text:style-name="T13">P</text:span></text:span><text:span text:style-name="Citation"><text:span text:style-name="T12">attern) der Klasse Person</text:span></text:span><text:span text:style-name="Citation"><text:span text:style-name="T3"> ein </text:span></text:span><text:span text:style-name="Citation"><text:span text:style-name="T8">shared_ptr Objekt erzeugt und zurück gibt.</text:span></text:span><text:span text:style-name="Citation"><text:span text:style-name="T1"> </text:span></text:span></text:p>
      <text:p text:style-name="Text_20_body"><text:span text:style-name="Citation"><text:span text:style-name="T1">Eine tolle Methode.</text:span></text:span></text:p>
      <text:p text:style-name="Text_20_body"><text:span text:style-name="Citation"><text:span text:style-name="T1"/></text:span></text:p>
      <text:h text:style-name="Heading_20_3" text:outline-level="3"><text:bookmark-start text:name="__RefHeading__2337_1803378384"/><text:span text:style-name="Citation"><text:span text:style-name="T1">Beispiel: <text:s/>demo-shared_ptr-02.cpp</text:span></text:span><text:bookmark-end text:name="__RefHeading__2337_1803378384"/></text:h>
      <text:p text:style-name="Text_20_body"><text:span text:style-name="Citation"><text:span text:style-name="T1"/></text:span></text:p>
      <text:p text:style-name="code"><text:span text:style-name="Citation"><text:span text:style-name="T1">// demo-shared_ptr-02.cpp </text:span></text:span></text:p>
      <text:p text:style-name="code"><text:span text:style-name="Citation"><text:span text:style-name="T1">// </text:span></text:span></text:p>
      <text:p text:style-name="code"><text:span text:style-name="Citation"><text:span text:style-name="T1">// demonstrates STL and shared_ptr and factory-pattern </text:span></text:span></text:p>
      <text:p text:style-name="code"><text:soft-page-break/><text:span text:style-name="Citation"><text:span text:style-name="T1">// </text:span></text:span></text:p>
      <text:p text:style-name="code"><text:span text:style-name="Citation"><text:span text:style-name="T1">// g++ </text:span></text:span><text:span text:style-name="Citation"><text:span text:style-name="T10">-std=c++11</text:span></text:span><text:span text:style-name="Citation"><text:span text:style-name="T1"> shared_ptr-02.cpp -o shared_ptr-02.exe </text:span></text:span></text:p>
      <text:p text:style-name="code"><text:span text:style-name="Citation"><text:span text:style-name="T1">// ./shared_ptr-02.exe 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string&gt; </text:span></text:span></text:p>
      <text:p text:style-name="code"><text:span text:style-name="Citation"><text:span text:style-name="T1">#include &lt;iostream&gt; 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vector&gt; </text:span></text:span></text:p>
      <text:p text:style-name="code"><text:span text:style-name="Citation"><text:span text:style-name="T7">#include &lt;memory&gt; </text:span></text:span></text:p>
      <text:p text:style-name="code"><text:span text:style-name="Citation"><text:span text:style-name="T1">using namespace std; </text:span></text:span></text:p>
      <text:p text:style-name="code"><text:span text:style-name="Citation"><text:span text:style-name="T1"/></text:span></text:p>
      <text:p text:style-name="code"><text:span text:style-name="Citation"><text:span text:style-name="T1">class Person{ </text:span></text:span></text:p>
      <text:p text:style-name="code"><text:span text:style-name="Citation"><text:span text:style-name="T1"><text:tab/>public: </text:span></text:span></text:p>
      <text:p text:style-name="code"><text:span text:style-name="Citation"><text:span text:style-name="T1"><text:tab/><text:tab/>Person(const string&amp; name){ </text:span></text:span></text:p>
      <text:p text:style-name="code"><text:span text:style-name="Citation"><text:span text:style-name="T1"><text:tab/><text:tab/><text:tab/>name_ = name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><text:s/></text:span></text:span></text:p>
      <text:p text:style-name="code"><text:span text:style-name="Citation"><text:span text:style-name="T1"><text:tab/><text:tab/>~Person(){ </text:span></text:span></text:p>
      <text:p text:style-name="code"><text:span text:style-name="Citation"><text:span text:style-name="T1"><text:tab/><text:tab/><text:tab/>cout &lt;&lt; "Destructor of Person: " &lt;&lt; name_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void printName(void){ </text:span></text:span></text:p>
      <text:p text:style-name="code"><text:span text:style-name="Citation"><text:span text:style-name="T1"><text:tab/><text:tab/><text:tab/>cout &lt;&lt; "Person: " &lt;&lt; name_ &lt;&lt; endl; </text:span></text:span></text:p>
      <text:p text:style-name="code"><text:span text:style-name="Citation"><text:span text:style-name="T1"><text:tab/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7"><text:tab/><text:tab/>static </text:span></text:span><text:span text:style-name="Citation"><text:span text:style-name="T10">shared_ptr&lt;</text:span></text:span><text:span text:style-name="Citation"><text:span text:style-name="T7">Person</text:span></text:span><text:span text:style-name="Citation"><text:span text:style-name="T10">&gt;</text:span></text:span><text:span text:style-name="Citation"><text:span text:style-name="T7"> PersonFactory(const string&amp; name){ </text:span></text:span></text:p>
      <text:p text:style-name="code"><text:span text:style-name="Citation"><text:span text:style-name="T7"><text:tab/><text:tab/><text:tab/><text:tab/></text:span></text:span><text:span text:style-name="Citation"><text:span text:style-name="T10">shared_ptr&lt;</text:span></text:span><text:span text:style-name="Citation"><text:span text:style-name="T7">Person</text:span></text:span><text:span text:style-name="Citation"><text:span text:style-name="T10">&gt;</text:span></text:span><text:span text:style-name="Citation"><text:span text:style-name="T7"> </text:span></text:span><text:span text:style-name="Citation"><text:span text:style-name="T10">spRet(</text:span></text:span><text:span text:style-name="Citation"><text:span text:style-name="T7">new Person(name)</text:span></text:span><text:span text:style-name="Citation"><text:span text:style-name="T10">);</text:span></text:span><text:span text:style-name="Citation"><text:span text:style-name="T7"> </text:span></text:span></text:p>
      <text:p text:style-name="code"><text:span text:style-name="Citation"><text:span text:style-name="T7"><text:tab/><text:tab/><text:tab/><text:tab/>return spRet; </text:span></text:span></text:p>
      <text:p text:style-name="code"><text:span text:style-name="Citation"><text:span text:style-name="T7"><text:tab/><text:tab/>}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private: </text:span></text:span></text:p>
      <text:p text:style-name="code"><text:span text:style-name="Citation"><text:span text:style-name="T1"><text:tab/><text:tab/>string name_; </text:span></text:span></text:p>
      <text:p text:style-name="code"><text:span text:style-name="Citation"><text:span text:style-name="T1">};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int main(int argc, char **argv){ </text:span></text:span></text:p>
      <text:p text:style-name="code"><text:span text:style-name="Citation"><text:span text:style-name="T7"><text:tab/>vector&lt; </text:span></text:span><text:span text:style-name="Citation"><text:span text:style-name="T10">shared_ptr&lt;Person&gt;</text:span></text:span><text:span text:style-name="Citation"><text:span text:style-name="T7"> &gt; personVector;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personVector.push_back(</text:span></text:span><text:span text:style-name="Citation"><text:span text:style-name="T7">Person::PersonFactory("Max Mustermann")</text:span></text:span><text:span text:style-name="Citation"><text:span text:style-name="T1">); </text:span></text:span></text:p>
      <text:p text:style-name="code"><text:span text:style-name="Citation"><text:span text:style-name="T1"><text:tab/>personVector.push_back(</text:span></text:span><text:span text:style-name="Citation"><text:span text:style-name="T7">Person::PersonFactory("Susi Musterfrau")</text:span></text:span><text:span text:style-name="Citation"><text:span text:style-name="T1">);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for (</text:span></text:span><text:span text:style-name="Citation"><text:span text:style-name="T10">shared_ptr&lt;Person&gt; p</text:span></text:span><text:span text:style-name="Citation"><text:span text:style-name="T1"> : personVector){ </text:span></text:span></text:p>
      <text:p text:style-name="code"><text:span text:style-name="Citation"><text:span text:style-name="T1"><text:tab/><text:tab/>p-&gt;printName();<text:tab/> </text:span></text:span></text:p>
      <text:p text:style-name="code"><text:span text:style-name="Citation"><text:span text:style-name="T1"><text:tab/>}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return 0; </text:span></text:span></text:p>
      <text:p text:style-name="code"><text:span text:style-name="Citation"><text:span text:style-name="T1">} </text:span></text:span></text:p>
      <text:p text:style-name="Text_20_body"><text:span text:style-name="Citation"><text:span text:style-name="T1"/></text:span></text:p>
      <text:p text:style-name="merke"><text:span text:style-name="Citation"><text:span text:style-name="T3">Merke:<text:line-break/></text:span></text:span></text:p>
      <text:p text:style-name="merke"><text:span text:style-name="Citation"><text:span text:style-name="T3">Wenn Sie mit shared_ptr Objekten arbeiten, dann tun Sie das ausschliesslich.<text:line-break/><text:line-break/></text:span></text:span><text:span text:style-name="Citation"><text:span text:style-name="T5">Verwenden Sie dann also den C-Pointer auf keinen Fall, denn dieses Mischen führt unweigerlich zu großen Problemen. </text:span></text:span></text:p>
      <text:p text:style-name="Text_20_body"><text:span text:style-name="Citation"><text:span text:style-name="T1"/></text:span></text:p>
      <text:h text:style-name="Heading_20_2" text:outline-level="2"><text:bookmark-start text:name="__RefHeading__1990_405604647"/><text:soft-page-break/><text:span text:style-name="Citation"><text:span text:style-name="T1">shared_ptr und STL-container sortieren</text:span></text:span><text:bookmark-end text:name="__RefHeading__1990_405604647"/></text:h>
      <text:list xml:id="list174241611101332" text:continue-numbering="true" text:style-name="List_20_3">
        <text:list-item>
          <text:p text:style-name="P4"><text:span text:style-name="Citation"><text:span text:style-name="T1">Problem:<text:line-break/>Bringen Sie das folgende Programm zum Laufen. Sie werden sehen, dass die Ausgabe leider nicht sortiert erfolgt.</text:span></text:span></text:p>
        </text:list-item>
      </text:list>
      <text:p text:style-name="Text_20_body"><text:span text:style-name="Citation"><text:span text:style-name="T1"/></text:span></text:p>
      <text:h text:style-name="Heading_20_3" text:outline-level="3"><text:bookmark-start text:name="__RefHeading__2339_1803378384"/><text:span text:style-name="Citation"><text:span text:style-name="T1">Beispiel: <text:s/>demo-shared_ptr-sort.cpp</text:span></text:span><text:bookmark-end text:name="__RefHeading__2339_1803378384"/></text:h>
      <text:p text:style-name="Text_20_body"><text:span text:style-name="Citation"><text:span text:style-name="T1"/></text:span></text:p>
      <text:p text:style-name="code"><text:span text:style-name="Citation"><text:span text:style-name="T1">// demo-shared_ptr-sort.cpp </text:span></text:span></text:p>
      <text:p text:style-name="code"><text:span text:style-name="Citation"><text:span text:style-name="T1">// </text:span></text:span></text:p>
      <text:p text:style-name="code"><text:span text:style-name="Citation"><text:span text:style-name="T1">// STL-container sortieren, wenn die Elemente shared_ptr-Objekte sind?</text:span></text:span></text:p>
      <text:p text:style-name="code"><text:span text:style-name="Citation"><text:span text:style-name="T1">// </text:span></text:span></text:p>
      <text:p text:style-name="code"><text:span text:style-name="Citation"><text:span text:style-name="T1">// Dieses Beispiel sortiert NICHT RICHTIG</text:span></text:span></text:p>
      <text:p text:style-name="code"><text:span text:style-name="Citation"><text:span text:style-name="T1">//</text:span></text:span></text:p>
      <text:p text:style-name="code"><text:span text:style-name="Citation"><text:span text:style-name="T1">// g++ </text:span></text:span><text:span text:style-name="Citation"><text:span text:style-name="T10">-std=c++11</text:span></text:span><text:span text:style-name="Citation"><text:span text:style-name="T1"> demo-shared_ptr-sort.cpp -o demo-shared_ptr-sort .exe</text:span></text:span></text:p>
      <text:p text:style-name="code"><text:span text:style-name="Citation"><text:span text:style-name="T1">//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memory&gt; 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vector&gt; </text:span></text:span></text:p>
      <text:p text:style-name="code"><text:span text:style-name="Citation"><text:span text:style-name="T1">#include &lt;algorithm&gt; </text:span></text:span></text:p>
      <text:p text:style-name="code"><text:span text:style-name="Citation"><text:span text:style-name="T1"><text:s/></text:span></text:span></text:p>
      <text:p text:style-name="code"><text:span text:style-name="Citation"><text:span text:style-name="T1">#include &lt;iostream&gt; </text:span></text:span></text:p>
      <text:p text:style-name="code"><text:span text:style-name="Citation"><text:span text:style-name="T1">using namespace std; 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bool printfunction(</text:span></text:span><text:span text:style-name="Citation"><text:span text:style-name="T10">shared_ptr&lt;int&gt; x</text:span></text:span><text:span text:style-name="Citation"><text:span text:style-name="T1">) { </text:span></text:span></text:p>
      <text:p text:style-name="code"><text:span text:style-name="Citation"><text:span text:style-name="T1"><text:tab/>cout &lt;&lt; </text:span></text:span><text:span text:style-name="Citation"><text:span text:style-name="T10">*x</text:span></text:span><text:span text:style-name="Citation"><text:span text:style-name="T1"> &lt;&lt; endl; </text:span></text:span></text:p>
      <text:p text:style-name="code"><text:span text:style-name="Citation"><text:span text:style-name="T1">} </text:span></text:span></text:p>
      <text:p text:style-name="code"><text:span text:style-name="Citation"><text:span text:style-name="T1"/></text:span></text:p>
      <text:p text:style-name="code"><text:span text:style-name="Citation"><text:span text:style-name="T1">int main(int argc, char **argv) { </text:span></text:span></text:p>
      <text:p text:style-name="code"><text:span text:style-name="Citation"><text:span text:style-name="T1"><text:tab/>vector&lt; shared_ptr&lt;int&gt; &gt; vec;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vec.push_back(shared_ptr&lt;int&gt;(new int(9))); </text:span></text:span></text:p>
      <text:p text:style-name="code"><text:span text:style-name="Citation"><text:span text:style-name="T1"><text:tab/>vec.push_back(shared_ptr&lt;int&gt;(new int(5))); </text:span></text:span></text:p>
      <text:p text:style-name="code"><text:span text:style-name="Citation"><text:span text:style-name="T1"><text:tab/>vec.push_back(shared_ptr&lt;int&gt;(new int(7))); </text:span></text:span></text:p>
      <text:p text:style-name="code"><text:span text:style-name="Citation"><text:span text:style-name="T1"/></text:span></text:p>
      <text:p text:style-name="code"><text:span text:style-name="Citation"><text:span text:style-name="T7"><text:tab/>sort(vec.begin(), vec.end()); </text:span></text:span></text:p>
      <text:p text:style-name="code"><text:span text:style-name="Citation"><text:span text:style-name="T7"/></text:span></text:p>
      <text:p text:style-name="code"><text:span text:style-name="Citation"><text:span text:style-name="T1"><text:tab/>for_each(vec.begin(), vec.end(), printfunction); 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return 0; </text:span></text:span></text:p>
      <text:p text:style-name="code"><text:span text:style-name="Citation"><text:span text:style-name="T1">} 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74241412108813" text:continue-numbering="true" text:style-name="List_20_3">
        <text:list-item>
          <text:p text:style-name="P4"><text:span text:style-name="Citation"><text:span text:style-name="T1">Lösung:</text:span></text:span></text:p>
          <text:list>
            <text:list-item>
              <text:p text:style-name="P4"><text:span text:style-name="Citation"><text:span text:style-name="T1">Dies liegt daran, dass der sort-Algorithmus zwei Elemente aus dem STL-Container vergleicht. Er vergleicht in unserem Fall also shared_ptr-Objekte.</text:span></text:span></text:p>
            </text:list-item>
            <text:list-item>
              <text:p text:style-name="P4"><text:span text:style-name="Citation"><text:span text:style-name="T1">Wir müssen eine </text:span></text:span><text:span text:style-name="Citation"><text:span text:style-name="T3">eigene Vergleichs-Methode</text:span></text:span><text:span text:style-name="Citation"><text:span text:style-name="T1"> für die beiden shared_ptr Objekte erstellen.<text:line-break/></text:span></text:span></text:p>
            </text:list-item>
          </text:list>
        </text:list-item>
        <text:list-item>
          <text:p text:style-name="P4"><text:span text:style-name="Citation"><text:span text:style-name="T1">Aufgabe:<text:line-break/></text:span></text:span><text:soft-page-break/><text:span text:style-name="Citation"><text:span text:style-name="T1">Ergänzen/ersetzen Sie das obige Programm mit folgenden Zeilen:</text:span></text:span></text:p>
        </text:list-item>
      </text:list>
      <text:p text:style-name="code"><text:span text:style-name="Citation"><text:span text:style-name="T1">bool </text:span></text:span><text:span text:style-name="Citation"><text:span text:style-name="T6">cmpfunction</text:span></text:span><text:span text:style-name="Citation"><text:span text:style-name="T1">(</text:span></text:span><text:span text:style-name="Citation"><text:span text:style-name="T10">shared_ptr&lt;int&gt; x, shared_ptr&lt;int&gt; y</text:span></text:span><text:span text:style-name="Citation"><text:span text:style-name="T1">) { </text:span></text:span></text:p>
      <text:p text:style-name="code"><text:span text:style-name="Citation"><text:span text:style-name="T1"><text:tab/>return </text:span></text:span><text:span text:style-name="Citation"><text:span text:style-name="T10">*x &lt; *y</text:span></text:span><text:span text:style-name="Citation"><text:span text:style-name="T1">; </text:span></text:span></text:p>
      <text:p text:style-name="code"><text:span text:style-name="Citation"><text:span text:style-name="T1">} </text:span></text:span></text:p>
      <text:p text:style-name="code"><text:span text:style-name="Citation"><text:span text:style-name="T1">//...</text:span></text:span></text:p>
      <text:p text:style-name="code"><text:span text:style-name="Citation"><text:span text:style-name="T1">std::sort(vec.begin(), vec.end(), </text:span></text:span><text:span text:style-name="Citation"><text:span text:style-name="T6">cmpfunction</text:span></text:span><text:span text:style-name="Citation"><text:span text:style-name="T1">);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Nimbus Mono L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smart_ptr.odt</text:file-name><text:tab/>Arbeitsunterlage</text:p>
      </style:header>
      <style:footer>
        <text:p text:style-name="Footer">Informatik<text:tab/><text:tab/><text:page-number text:select-page="current">4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09T19:26:01</meta:creation-date>
    <meta:editing-cycles>15</meta:editing-cycles>
    <meta:editing-duration>PT14H14M4S</meta:editing-duration>
    <dc:date>2014-10-24T17:42:40.078881520</dc:date>
    <dc:creator>hofmann </dc:creator>
    <meta:document-statistic meta:table-count="0" meta:image-count="0" meta:object-count="0" meta:page-count="9" meta:paragraph-count="288" meta:word-count="1442" meta:character-count="11134" meta:non-whitespace-character-count="958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informatik/.config/libreoffice/3/user/template/arbeitsunterlage.ott" meta:date="2013-02-09T19:25:59"/>
  </office:meta>
</office:document-meta>
</file>